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445in"/>
    </style:style>
    <style:style style:name="co4" style:family="table-column">
      <style:table-column-properties fo:break-before="auto" style:column-width="3.6047in"/>
    </style:style>
    <style:style style:name="co5" style:family="table-column">
      <style:table-column-properties fo:break-before="auto" style:column-width="1.5673in"/>
    </style:style>
    <style:style style:name="co6" style:family="table-column">
      <style:table-column-properties fo:break-before="auto" style:column-width="1.6791in"/>
    </style:style>
    <style:style style:name="co7" style:family="table-column">
      <style:table-column-properties fo:break-before="auto" style:column-width="1.9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98in" fo:break-before="auto" style:use-optimal-row-height="false"/>
    </style:style>
    <style:style style:name="ro4" style:family="table-row">
      <style:table-row-properties style:row-height="0.2972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457in" fo:break-before="auto" style:use-optimal-row-height="false"/>
    </style:style>
    <style:style style:name="ro7" style:family="table-row">
      <style:table-row-properties style:row-height="0.2882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5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4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2">
          <table:table-cell office:value-type="string">
            <text:p><text:a xlink:href="python://for%20each=%22o%20%20in%20%20objects%22">python://for each="o  in  objects"</text:a>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1" office:value-type="string">
            <text:p>Date: <text:a xlink:href="python://get_date(o.current_date)">python://get_date(o.current_date)</text:a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2" office:value-type="string">
            <text:p><text:a xlink:href="python://for%20each=%22a%20in%20mrp_date()%22">python://for each="a in mrp_date()"</text:a>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<text:a xlink:href="python://for%20each=%22b%20in%20a%22">python://for each="b in a"</text:a></text:p>
          </table:table-cell>
          <table:table-cell table:style-name="ce5" office:value-type="string">
            <text:p><text:s/>${b and b or ''}</text:p>
          </table:table-cell>
          <table:table-cell table:style-name="ce7" office:value-type="string">
            <text:p><text:a xlink:href="python:///for">python:///for</text:a></text:p>
          </table:table-cell>
          <table:table-cell table:style-name="ce8" table:number-columns-repeated="1021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7">
          <table:table-cell table:style-name="ce2"/>
          <table:table-cell table:number-columns-repeated="1023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7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8">
          <table:table-cell/>
          <table:table-cell table:style-name="Default" table:number-columns-repeated="2"/>
          <table:table-cell table:number-columns-repeated="3"/>
          <table:table-cell table:style-name="ce9" table:number-columns-repeated="1017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9">
          <table:table-cell/>
          <table:table-cell table:style-name="Default" table:number-columns-repeated="2"/>
          <table:table-cell table:number-columns-repeated="102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11/04/2015</text:date>, <text:time>16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 Nguyen</meta:initial-creator>
    <meta:creation-date>2015-06-22T09:21:59</meta:creation-date>
    <dc:date>2015-11-04T16:49:40.46</dc:date>
    <dc:creator>Tri Nguyen</dc:creator>
    <meta:editing-duration>PT16H45M34S</meta:editing-duration>
    <meta:editing-cycles>145</meta:editing-cycles>
    <meta:generator>OpenOffice/4.1.1$Win32 OpenOffice.org_project/411m6$Build-9775</meta:generator>
    <meta:document-statistic meta:table-count="3" meta:cell-count="8" meta:object-count="0"/>
  </office:meta>
</office:document-meta>
</file>